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xB</text:p>
          </table:table-cell>
          <table:table-cell table:formula="of:=MMULT([.B5:.D5];[.B9:.B11])" office:value-type="float" office:value="56" calcext:value-type="float">
            <text:p>56</text:p>
          </table:table-cell>
          <table:table-cell table:formula="of:=MMULT([.B5:.D5];[.C9:.C11])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table:formula="of:=MMULT([.B6:.D6];[.B9:.B11])" office:value-type="float" office:value="29" calcext:value-type="float">
            <text:p>29</text:p>
          </table:table-cell>
          <table:table-cell table:formula="of:=MMULT([.B6:.D6];[.C9:.C11])" office:value-type="float" office:value="43" calcext:value-type="float">
            <text:p>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57:48.818000000</meta:creation-date>
    <dc:date>2016-12-17T22:20:58.018000000</dc:date>
    <meta:editing-duration>PT12M49S</meta:editing-duration>
    <meta:editing-cycles>1</meta:editing-cycles>
    <meta:document-statistic meta:table-count="1" meta:cell-count="19" meta:object-count="0"/>
    <meta:generator>LibreOffice/5.2.3.3$Windows_X86_64 LibreOffice_project/d54a8868f08a7b39642414cf2c8ef2f228f780cf</meta:generator>
  </office:meta>
</office:document-meta>
</file>